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Roboto" svg:font-family="Roboto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3992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officeooo:rsid="0003992e" officeooo:paragraph-rsid="0003992e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weight="bold" officeooo:paragraph-rsid="0003992e" style:font-weight-asian="bold" style:font-weight-complex="bold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weight="bold" officeooo:rsid="0003992e" officeooo:paragraph-rsid="0003992e" style:font-weight-asian="bold" style:font-weight-complex="bold"/>
    </style:style>
    <style:style style:name="T1" style:family="text">
      <style:text-properties fo:font-variant="normal" fo:text-transform="none" fo:color="#3c4043" style:font-name="Roboto" fo:font-size="10.5pt" fo:letter-spacing="normal" fo:font-style="normal"/>
    </style:style>
    <style:style style:name="T2" style:family="text">
      <style:text-properties fo:font-variant="normal" fo:text-transform="none" fo:color="#3c4043" style:font-name="Roboto" fo:font-size="10.5pt" fo:letter-spacing="normal" fo:font-style="normal" fo:font-weight="normal"/>
    </style:style>
    <style:style style:name="T3" style:family="text">
      <style:text-properties fo:font-variant="normal" fo:text-transform="none" fo:color="#3c4043" style:font-name="Roboto" fo:font-size="10.5pt" fo:letter-spacing="normal" fo:font-style="normal" fo:font-weight="normal" officeooo:rsid="0003992e"/>
    </style:style>
    <style:style style:name="T4" style:family="text">
      <style:text-properties fo:font-variant="normal" fo:text-transform="none" fo:color="#3c4043" style:font-name="Roboto" fo:font-size="10.5pt" fo:letter-spacing="normal" fo:font-style="normal" fo:font-weight="normal" officeooo:rsid="000580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Para conocer los conocimientos previos que tenéis de la materia,os pido que contestéis a las siguientes preguntas: </text:span></text:p>
      <text:p text:style-name="P1"><text:span text:style-name="T2"/></text:p>
      <text:p text:style-name="P3"><text:span text:style-name="T1">¿Quién es un emprendedor? Define las características que debe tener un emprendedor.( 1 punto)</text:span></text:p>
      <text:p text:style-name="P2"><text:span text:style-name="T2">Un emprendedor es una persona que tiene una idea y la lleva a cabo.</text:span></text:p>
      <text:p text:style-name="P2"><text:span text:style-name="T2"/></text:p>
      <text:p text:style-name="P3"><text:span text:style-name="T1">Define los conceptos de empresa y empresario. (1 punto) </text:span></text:p>
      <text:p text:style-name="P2"><text:span text:style-name="T2">Empresa es la entidad y empresario es el que gestiona esa entidad.</text:span></text:p>
      <text:p text:style-name="P2"><text:span text:style-name="T2"/></text:p>
      <text:p text:style-name="P3"><text:span text:style-name="T1">Identifica los tipos de empresa que conozcas según su tamaño y según su localización. (1 punto) </text:span></text:p>
      <text:p text:style-name="P2"><text:span text:style-name="T2">Maxiempresas y microempresas.</text:span></text:p>
      <text:p text:style-name="P2"><text:span text:style-name="T2"/></text:p>
      <text:p text:style-name="P3"><text:span text:style-name="T1">¿Las empresas cumplen alguna función social? Pon ejemplos. (1 punto) </text:span></text:p>
      <text:p text:style-name="P3"><text:span text:style-name="T1"/></text:p>
      <text:p text:style-name="P3"><text:span text:style-name="T1"/></text:p>
      <text:p text:style-name="P3"><text:span text:style-name="T1">¿Qué significa que una empresa debe aprovisionarse? (1 punto) </text:span></text:p>
      <text:p text:style-name="P1"><text:span text:style-name="T3">Yo creo que es cuando una empresa se hace ver antes de salir adelante</text:span></text:p>
      <text:p text:style-name="P3"><text:span text:style-name="T1"/></text:p>
      <text:p text:style-name="P3"><text:span text:style-name="T1">Identifica todos los tipos de Costes que conozcas. (1 punto) </text:span></text:p>
      <text:p text:style-name="P3"><text:span text:style-name="T1"/></text:p>
      <text:p text:style-name="P3"><text:span text:style-name="T1"/></text:p>
      <text:p text:style-name="P3"><text:span text:style-name="T1">¿En qué consiste el punto muerto? (1 punto) </text:span></text:p>
      <text:p text:style-name="P2"><text:span text:style-name="T2">Es el punto en el que una empresa ya no da más de si y no puede continuar.</text:span></text:p>
      <text:p text:style-name="P2"><text:span text:style-name="T2"/></text:p>
      <text:p text:style-name="P3"><text:span text:style-name="T1">¿Cómo se define el beneficio empresarial? (1 punto) </text:span></text:p>
      <text:p text:style-name="P2"><text:span text:style-name="T2">Es el beneficio que se lleva la empresa con un proyecto.</text:span></text:p>
      <text:p text:style-name="P2"><text:span text:style-name="T2"/></text:p>
      <text:p text:style-name="P3"><text:span text:style-name="T1">Define los conceptos de inversión y financiación. (1 punto) </text:span></text:p>
      <text:p text:style-name="P2"><text:span text:style-name="T2">Inversión: Es dar dinero a un proyecto que aun no ha salido.</text:span></text:p>
      <text:p text:style-name="P2"><text:span text:style-name="T2">Financiación: Es prestar dinero a un proyecto que más tarde deben de devolver.</text:span></text:p>
      <text:p text:style-name="P4"><text:span text:style-name="T1"/></text:p>
      <text:p text:style-name="P3"><text:span text:style-name="T1">¿Sabes lo que es un balance de situación? ¿Qué recoge?(1 punto) </text:span></text:p>
      <text:p text:style-name="P2"><text:span text:style-name="T2">Es un balance en el cual se miden los pros y los contras de un proyecto</text:span></text:p>
      <text:p text:style-name="P1"><text:span text:style-name="T2"/></text:p>
      <text:p text:style-name="P1"><text:span text:style-name="T2">¿Qué es un plan de empresa? ¿Para qué sirve? (1 punto)</text:span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Roboto" svg:font-family="Roboto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5T13:55:26.849000000</meta:creation-date>
    <dc:date>2020-09-25T14:07:13.190000000</dc:date>
    <meta:editing-duration>PT1M36S</meta:editing-duration>
    <meta:editing-cycles>1</meta:editing-cycles>
    <meta:document-statistic meta:table-count="0" meta:image-count="0" meta:object-count="0" meta:page-count="1" meta:paragraph-count="21" meta:word-count="245" meta:character-count="1396" meta:non-whitespace-character-count="1162"/>
    <meta:generator>LibreOffice/6.4.0.3$Windows_X86_64 LibreOffice_project/b0a288ab3d2d4774cb44b62f04d5d28733ac6df8</meta:generator>
  </office:meta>
</office:document-meta>
</file>